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  <style:font-face style:name="游ゴシック Light" svg:font-family="&quot;游ゴシック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菴占陸縲譎ｺ蟄・58</text:p>
          </table:table-cell>
          <table:table-cell office:value-type="string" table:style-name="ce1">
            <text:p>female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['鬮倩｡蝨ｧ', '閻ｰ逞帶戟縺｡', '髢｢遽繝ｪ繧ｦ繝槭メ']</text:p>
          </table:table-cell>
          <table:table-cell office:value-type="string" table:style-name="ce1">
            <text:p>閧ｺ轤・body-shape</text:p>
          </table:table-cell>
          <table:table-cell office:value-type="string" table:style-name="ce1">
            <text:p>muscle-building</text:p>
          </table:table-cell>
          <table:table-cell office:value-type="string" table:style-name="ce1">
            <text:p>daytim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027-352-0301</text:p>
          </table:table-cell>
          <table:table-cell table:number-columns-repeated="2" table:style-name="ce1"/>
          <table:table-cell office:value-type="string" table:style-name="ce1">
            <text:p>social-media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菴占陸縲譎ｺ蟄・58</text:p>
          </table:table-cell>
          <table:table-cell office:value-type="string" table:style-name="ce1">
            <text:p>female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['閻ｰ逞帶戟縺｡', '閻ｱ譚ｿ邵ｫ蜷域焔陦薙ｒ蜿励￠縺滓婿', '莠ｺ蟾･髢｢遽縺ｾ縺溘・螟ｧ閻ｿ鬪ｨ縺ｮ鬪ｨ蛻・ｊ陦灘ｾ・]</text:p>
          </table:table-cell>
          <table:table-cell office:value-type="string" table:style-name="ce1">
            <text:p>鬮倩｡蝨ｧ</text:p>
          </table:table-cell>
          <table:table-cell office:value-type="string" table:style-name="ce1">
            <text:p>body-shape</text:p>
          </table:table-cell>
          <table:table-cell office:value-type="string" table:style-name="ce1">
            <text:p>endurance</text:p>
          </table:table-cell>
          <table:table-cell office:value-type="string" table:style-name="ce1">
            <text:p>daytim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027-352-0301</text:p>
          </table:table-cell>
          <table:table-cell table:number-columns-repeated="2" table:style-name="ce1"/>
          <table:table-cell office:value-type="string" table:style-name="ce1">
            <text:p>social-media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菴占陸縲譎ｺ蟄・58</text:p>
          </table:table-cell>
          <table:table-cell office:value-type="string" table:style-name="ce1">
            <text:p>female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['閻ｰ逞帶戟縺｡']</text:p>
          </table:table-cell>
          <table:table-cell office:value-type="string" table:style-name="ce1">
            <text:p>閧ｺ轤・skin-care</text:p>
          </table:table-cell>
          <table:table-cell office:value-type="string" table:style-name="ce1">
            <text:p>muscle-building</text:p>
          </table:table-cell>
          <table:table-cell office:value-type="string" table:style-name="ce1">
            <text:p>daytim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027-352-0301</text:p>
          </table:table-cell>
          <table:table-cell office:value-type="string" table:style-name="ce1">
            <text:p>pesrsgym@gmail.com</text:p>
          </table:table-cell>
          <table:table-cell table:style-name="ce1"/>
          <table:table-cell office:value-type="string" table:style-name="ce1">
            <text:p>website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菴占陸縲譎ｺ蟄・58</text:p>
          </table:table-cell>
          <table:table-cell office:value-type="string" table:style-name="ce1">
            <text:p>male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['髢｢遽繝ｪ繧ｦ繝槭メ']</text:p>
          </table:table-cell>
          <table:table-cell table:style-name="ce1"/>
          <table:table-cell office:value-type="string" table:style-name="ce1">
            <text:p>body-shape</text:p>
          </table:table-cell>
          <table:table-cell office:value-type="string" table:style-name="ce1">
            <text:p>muscle-building</text:p>
          </table:table-cell>
          <table:table-cell office:value-type="string" table:style-name="ce1">
            <text:p>dayti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027-352-0301</text:p>
          </table:table-cell>
          <table:table-cell office:value-type="string" table:style-name="ce1">
            <text:p>massaa0121@gmail.comS</text:p>
          </table:table-cell>
          <table:table-cell table:style-name="ce1"/>
          <table:table-cell office:value-type="string" table:style-name="ce1">
            <text:p>social-media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菴占陸縲譎ｺ蟄・58</text:p>
          </table:table-cell>
          <table:table-cell office:value-type="string" table:style-name="ce1">
            <text:p>female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['邉門ｰｿ逞・, '閻ｰ逞帶戟縺｡']</text:p>
          </table:table-cell>
          <table:table-cell table:style-name="ce1"/>
          <table:table-cell office:value-type="string" table:style-name="ce1">
            <text:p>skin-care</text:p>
          </table:table-cell>
          <table:table-cell office:value-type="string" table:style-name="ce1">
            <text:p>endurance</text:p>
          </table:table-cell>
          <table:table-cell office:value-type="string" table:style-name="ce1">
            <text:p>morning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027-352-0301</text:p>
          </table:table-cell>
          <table:table-cell table:number-columns-repeated="2" table:style-name="ce1"/>
          <table:table-cell office:value-type="string" table:style-name="ce1">
            <text:p>website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菴占陸縲譎ｺ蟄・58</text:p>
          </table:table-cell>
          <table:table-cell office:value-type="string" table:style-name="ce1">
            <text:p>male</text:p>
          </table:table-cell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['邉門ｰｿ逞・, '閻ｰ逞帶戟縺｡', '莠ｺ蟾･髢｢遽縺ｾ縺溘・螟ｧ閻ｿ鬪ｨ縺ｮ鬪ｨ蛻・ｊ陦灘ｾ・]</text:p>
          </table:table-cell>
          <table:table-cell office:value-type="string" table:style-name="ce1">
            <text:p>閧ｺ轤・skin-care</text:p>
          </table:table-cell>
          <table:table-cell office:value-type="string" table:style-name="ce1">
            <text:p>endurance</text:p>
          </table:table-cell>
          <table:table-cell office:value-type="string" table:style-name="ce1">
            <text:p>morning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027-352-0301</text:p>
          </table:table-cell>
          <table:table-cell office:value-type="string" table:style-name="ce1">
            <text:p>pesrsgym@gmail.com</text:p>
          </table:table-cell>
          <table:table-cell table:style-name="ce1"/>
          <table:table-cell office:value-type="string" table:style-name="ce1">
            <text:p>website</text:p>
          </table:table-cell>
          <table:table-cell table:number-columns-repeated="16370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  <style:font-face style:name="游ゴシック Light" svg:font-family="&quot;游ゴシック Light&quot;"/>
  </office:font-face-decls>
  <office:styles>
    <number:number-style style:name="N0">
      <number:number number:min-integer-digits="1"/>
    </number:number-style>
    <style:style style:name="_50_0_37__32_-_32__12450__12463__12475__12531__12488__32_1" style:display-name="20% - アクセント 1" style:family="table-cell" style:data-style-name="N0">
      <style:table-cell-properties fo:background-color="#D9E1F2"/>
    </style:style>
    <style:style style:name="_50_0_37__32_-_32__12450__12463__12475__12531__12488__32_2" style:display-name="20% - アクセント 2" style:family="table-cell" style:data-style-name="N0">
      <style:table-cell-properties fo:background-color="#FCE4D6"/>
    </style:style>
    <style:style style:name="_50_0_37__32_-_32__12450__12463__12475__12531__12488__32_3" style:display-name="20% - アクセント 3" style:family="table-cell" style:data-style-name="N0">
      <style:table-cell-properties fo:background-color="#EDEDED"/>
    </style:style>
    <style:style style:name="_50_0_37__32_-_32__12450__12463__12475__12531__12488__32_4" style:display-name="20% - アクセント 4" style:family="table-cell" style:data-style-name="N0">
      <style:table-cell-properties fo:background-color="#FFF2CC"/>
    </style:style>
    <style:style style:name="_50_0_37__32_-_32__12450__12463__12475__12531__12488__32_5" style:display-name="20% - アクセント 5" style:family="table-cell" style:data-style-name="N0">
      <style:table-cell-properties fo:background-color="#DDEBF7"/>
    </style:style>
    <style:style style:name="_50_0_37__32_-_32__12450__12463__12475__12531__12488__32_6" style:display-name="20% - アクセント 6" style:family="table-cell" style:data-style-name="N0">
      <style:table-cell-properties fo:background-color="#E2EFDA"/>
    </style:style>
    <style:style style:name="_52_0_37__32_-_32__12450__12463__12475__12531__12488__32_1" style:display-name="40% - アクセント 1" style:family="table-cell" style:data-style-name="N0">
      <style:table-cell-properties fo:background-color="#B4C6E7"/>
    </style:style>
    <style:style style:name="_52_0_37__32_-_32__12450__12463__12475__12531__12488__32_2" style:display-name="40% - アクセント 2" style:family="table-cell" style:data-style-name="N0">
      <style:table-cell-properties fo:background-color="#F8CBAD"/>
    </style:style>
    <style:style style:name="_52_0_37__32_-_32__12450__12463__12475__12531__12488__32_3" style:display-name="40% - アクセント 3" style:family="table-cell" style:data-style-name="N0">
      <style:table-cell-properties fo:background-color="#DBDBDB"/>
    </style:style>
    <style:style style:name="_52_0_37__32_-_32__12450__12463__12475__12531__12488__32_4" style:display-name="40% - アクセント 4" style:family="table-cell" style:data-style-name="N0">
      <style:table-cell-properties fo:background-color="#FFE699"/>
    </style:style>
    <style:style style:name="_52_0_37__32_-_32__12450__12463__12475__12531__12488__32_5" style:display-name="40% - アクセント 5" style:family="table-cell" style:data-style-name="N0">
      <style:table-cell-properties fo:background-color="#BDD7EE"/>
    </style:style>
    <style:style style:name="_52_0_37__32_-_32__12450__12463__12475__12531__12488__32_6" style:display-name="40% - アクセント 6" style:family="table-cell" style:data-style-name="N0">
      <style:table-cell-properties fo:background-color="#C6E0B4"/>
    </style:style>
    <style:style style:name="_54_0_37__32_-_32__12450__12463__12475__12531__12488__32_1" style:display-name="60% - アクセント 1" style:family="table-cell" style:data-style-name="N0">
      <style:table-cell-properties fo:background-color="#8EA9DB"/>
    </style:style>
    <style:style style:name="_54_0_37__32_-_32__12450__12463__12475__12531__12488__32_2" style:display-name="60% - アクセント 2" style:family="table-cell" style:data-style-name="N0">
      <style:table-cell-properties fo:background-color="#F4B084"/>
    </style:style>
    <style:style style:name="_54_0_37__32_-_32__12450__12463__12475__12531__12488__32_3" style:display-name="60% - アクセント 3" style:family="table-cell" style:data-style-name="N0">
      <style:table-cell-properties fo:background-color="#C9C9C9"/>
    </style:style>
    <style:style style:name="_54_0_37__32_-_32__12450__12463__12475__12531__12488__32_4" style:display-name="60% - アクセント 4" style:family="table-cell" style:data-style-name="N0">
      <style:table-cell-properties fo:background-color="#FFD966"/>
    </style:style>
    <style:style style:name="_54_0_37__32_-_32__12450__12463__12475__12531__12488__32_5" style:display-name="60% - アクセント 5" style:family="table-cell" style:data-style-name="N0">
      <style:table-cell-properties fo:background-color="#9BC2E6"/>
    </style:style>
    <style:style style:name="_54_0_37__32_-_32__12450__12463__12475__12531__12488__32_6" style:display-name="60% - アクセント 6" style:family="table-cell" style:data-style-name="N0">
      <style:table-cell-properties fo:background-color="#A9D08E"/>
    </style:style>
    <style:style style:name="_12450__12463__12475__12531__12488__32_1" style:display-name="アクセント 1" style:family="table-cell" style:data-style-name="N0">
      <style:table-cell-properties fo:background-color="#4472C4"/>
      <style:text-properties fo:color="#FFFFFF"/>
    </style:style>
    <style:style style:name="_12450__12463__12475__12531__12488__32_2" style:display-name="アクセント 2" style:family="table-cell" style:data-style-name="N0">
      <style:table-cell-properties fo:background-color="#ED7D31"/>
      <style:text-properties fo:color="#FFFFFF"/>
    </style:style>
    <style:style style:name="_12450__12463__12475__12531__12488__32_3" style:display-name="アクセント 3" style:family="table-cell" style:data-style-name="N0">
      <style:table-cell-properties fo:background-color="#A5A5A5"/>
      <style:text-properties fo:color="#FFFFFF"/>
    </style:style>
    <style:style style:name="_12450__12463__12475__12531__12488__32_4" style:display-name="アクセント 4" style:family="table-cell" style:data-style-name="N0">
      <style:table-cell-properties fo:background-color="#FFC000"/>
      <style:text-properties fo:color="#FFFFFF"/>
    </style:style>
    <style:style style:name="_12450__12463__12475__12531__12488__32_5" style:display-name="アクセント 5" style:family="table-cell" style:data-style-name="N0">
      <style:table-cell-properties fo:background-color="#5B9BD5"/>
      <style:text-properties fo:color="#FFFFFF"/>
    </style:style>
    <style:style style:name="_12450__12463__12475__12531__12488__32_6" style:display-name="アクセント 6" style:family="table-cell" style:data-style-name="N0">
      <style:table-cell-properties fo:background-color="#70AD47"/>
      <style:text-properties fo:color="#FFFFFF"/>
    </style:style>
    <style:style style:name="_12479__12452__12488__12523_" style:display-name="タイトル" style:family="table-cell" style:data-style-name="N0">
      <style:text-properties fo:color="#44546A" style:font-name="游ゴシック Light" style:font-name-asian="游ゴシック Light" style:font-name-complex="游ゴシック Light" fo:font-size="18pt" style:font-size-asian="18pt" style:font-size-complex="18pt"/>
    </style:style>
    <style:style style:name="_12481__12455__12483__12463__32__12475__12523_" style:display-name="チェック セル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2393__12385__12425__12391__12418__12394__12356_" style:display-name="どちらでもない" style:family="table-cell" style:data-style-name="N0">
      <style:table-cell-properties fo:background-color="#FFEB9C"/>
      <style:text-properties fo:color="#9C5700"/>
    </style:style>
    <style:style style:name="_12513__12514_" style:display-name="メモ" style:family="table-cell" style:data-style-name="N0">
      <style:table-cell-properties fo:border="thin solid #B2B2B2" fo:background-color="#FFFFCC"/>
    </style:style>
    <style:style style:name="_12522__12531__12463__32__12475__12523_" style:display-name="リンク セル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4746__12356_" style:display-name="悪い" style:family="table-cell" style:data-style-name="N0">
      <style:table-cell-properties fo:background-color="#FFC7CE"/>
      <style:text-properties fo:color="#9C0006"/>
    </style:style>
    <style:style style:name="_35336__31639_" style:display-name="計算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686__21578__25991_" style:display-name="警告文" style:family="table-cell" style:data-style-name="N0">
      <style:text-properties fo:color="#FF0000"/>
    </style:style>
    <style:style style:name="_35211__20986__12375__32_1" style:display-name="見出し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35211__20986__12375__32_2" style:display-name="見出し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35211__20986__12375__32_3" style:display-name="見出し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35211__20986__12375__32_4" style:display-name="見出し 4" style:family="table-cell" style:data-style-name="N0">
      <style:text-properties fo:color="#44546A" fo:font-weight="bold" style:font-weight-asian="bold" style:font-weight-complex="bold"/>
    </style:style>
    <style:style style:name="_38598__35336_" style:display-name="集計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_20986__21147_" style:display-name="出力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5500__26126__25991_" style:display-name="説明文" style:family="table-cell" style:data-style-name="N0">
      <style:text-properties fo:color="#7F7F7F" fo:font-style="italic" style:font-style-asian="italic" style:font-style-complex="italic"/>
    </style:style>
    <style:style style:name="_20837__21147_" style:display-name="入力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  <style:style style:name="_33391__12356_" style:display-name="良い" style:family="table-cell" style:data-style-name="N0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masa</meta:initial-creator>
    <dc:creator>masa</dc:creator>
    <meta:creation-date>2023-04-14T05:34:25Z</meta:creation-date>
    <dc:date>2023-04-14T05:34:25Z</dc:date>
  </office:meta>
</office:document-meta>
</file>